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Invoker.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ModificationExceptionOnMultiThreadedVerificationTest.shouldSuccessfullyVerifyConcurrentInvocationsWith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ModificationExceptionOnMultiThreadedVerifi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odificationExceptionOnMultiThreadedVerificationTest.start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getInvoker.TargetInvoker( int 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